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3.25pt" style:use-optimal-column-width="false"/>
    </style:style>
    <style:style style:name="ACOL-2" style:family="table-column">
      <style:table-column-properties style:column-width="63.75pt" style:use-optimal-column-width="false"/>
    </style:style>
    <style:style style:name="ACOL-3" style:family="table-column">
      <style:table-column-properties style:column-width="62.25pt" style:use-optimal-column-width="false"/>
    </style:style>
    <style:style style:name="ACOL-4" style:family="table-column">
      <style:table-column-properties style:column-width="66.75pt" style:use-optimal-column-width="false"/>
    </style:style>
    <style:style style:name="ACOL-5" style:family="table-column">
      <style:table-column-properties style:column-width="115.5pt" style:use-optimal-column-width="false"/>
    </style:style>
    <style:style style:name="ACOL-6" style:family="table-column">
      <style:table-column-properties style:column-width="140.25pt" style:use-optimal-column-width="false"/>
    </style:style>
    <style:style style:name="ACOL-7" style:family="table-column">
      <style:table-column-properties style:column-width="108.75pt" style:use-optimal-column-width="true"/>
    </style:style>
    <style:style style:name="ACOL-8" style:family="table-column">
      <style:table-column-properties style:column-width="126.75pt" style:use-optimal-column-width="true"/>
    </style:style>
    <style:style style:name="ACOL-9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247"/>
        <table:table-row table:style-name="AROW-0" table:number-rows-repeated="3">
          <table:table-cell table:number-columns-repeated="256"/>
        </table:table-row>
        <table:table-row table:style-name="AROW-0">
          <table:table-cell table:style-name="ACE-0"/>
          <table:table-cell table:style-name="ACE-2" office:value-type="string">
            <text:p>zfield</text:p>
          </table:table-cell>
          <table:table-cell table:style-name="ACE-2" office:value-type="string">
            <text:p>z^2</text:p>
          </table:table-cell>
          <table:table-cell table:style-name="ACE-2" office:value-type="string">
            <text:p>z^3</text:p>
          </table:table-cell>
          <table:table-cell table:style-name="ACE-2" office:value-type="string">
            <text:p>z^4</text:p>
          </table:table-cell>
          <table:table-cell table:style-name="ACE-2" office:value-type="string">
            <text:p>E(SCF)</text:p>
          </table:table-cell>
          <table:table-cell table:style-name="ACE-2" office:value-type="string">
            <text:p>E(CCSD)</text:p>
          </table:table-cell>
          <table:table-cell table:style-name="ACE-2" office:value-type="string">
            <text:p>E(CCSD(T))</text:p>
          </table:table-cell>
          <table:table-cell table:number-columns-repeated="248" table:style-name="ACE-0"/>
        </table:table-row>
        <table:table-row table:style-name="AROW-0">
          <table:table-cell table:style-name="ACE-0"/>
          <table:table-cell table:style-name="ACE-3" office:value-type="float" office:value="0.001">
            <text:p>0.0010</text:p>
          </table:table-cell>
          <table:table-cell table:style-name="ACE-5" table:formula="of:=[.B5]*[.B5]" office:value-type="float" office:value="9.9999999999999995e-07">
            <text:p>1.00E−06</text:p>
          </table:table-cell>
          <table:table-cell table:style-name="ACE-5" table:formula="of:=[.B5]*[.B5]*[.B5]" office:value-type="float" office:value="1.0000000000000001e-09">
            <text:p>1.00E−09</text:p>
          </table:table-cell>
          <table:table-cell table:style-name="ACE-5" table:formula="of:=[.B5]*[.B5]*[.B5]*[.B5]" office:value-type="float" office:value="1.0000000000000002e-12">
            <text:p>1.00E−12</text:p>
          </table:table-cell>
          <table:table-cell table:style-name="ACE-0" office:value-type="float" office:value="-14.424976681856371">
            <text:p>−14.42497668185637</text:p>
          </table:table-cell>
          <table:table-cell table:style-name="Gnumeric-default" office:value-type="float" office:value="-14.461066288218474">
            <text:p>−14.461066288218474</text:p>
          </table:table-cell>
          <table:table-cell table:style-name="ACE-0" office:value-type="float" office:value="-14.461324673372751">
            <text:p>−14.4613246733728</text:p>
          </table:table-cell>
          <table:table-cell table:number-columns-repeated="248" table:style-name="ACE-0"/>
        </table:table-row>
        <table:table-row table:style-name="AROW-0">
          <table:table-cell table:style-name="ACE-0"/>
          <table:table-cell table:style-name="ACE-0" office:value-type="float" office:value="0.00050000000000000001">
            <text:p>0.0005</text:p>
          </table:table-cell>
          <table:table-cell table:style-name="ACE-5" table:formula="of:=[.B6]*[.B6]" office:value-type="float" office:value="2.4999999999999999e-07">
            <text:p>2.50E−07</text:p>
          </table:table-cell>
          <table:table-cell table:style-name="ACE-5" table:formula="of:=[.B6]*[.B6]*[.B6]" office:value-type="float" office:value="1.2500000000000001e-10">
            <text:p>1.25E−10</text:p>
          </table:table-cell>
          <table:table-cell table:style-name="ACE-5" table:formula="of:=[.B6]*[.B6]*[.B6]*[.B6]" office:value-type="float" office:value="6.2500000000000011e-14">
            <text:p>6.25E−14</text:p>
          </table:table-cell>
          <table:table-cell table:style-name="ACE-0" office:value-type="float" office:value="-14.425860788235255">
            <text:p>−14.42586078823525</text:p>
          </table:table-cell>
          <table:table-cell table:style-name="Gnumeric-default" office:value-type="float" office:value="-14.461935270559682">
            <text:p>−14.461935270559682</text:p>
          </table:table-cell>
          <table:table-cell table:style-name="ACE-0" office:value-type="float" office:value="-14.462193434302819">
            <text:p>−14.4621934343028</text:p>
          </table:table-cell>
          <table:table-cell table:number-columns-repeated="248" table:style-name="ACE-0"/>
        </table:table-row>
        <table:table-row table:style-name="AROW-0">
          <table:table-cell table:style-name="ACE-0"/>
          <table:table-cell table:style-name="ACE-3" office:value-type="float" office:value="0">
            <text:p>0.0000</text:p>
          </table:table-cell>
          <table:table-cell table:style-name="ACE-5" table:formula="of:=[.B7]*[.B7]" office:value-type="float" office:value="0">
            <text:p>0.00E00</text:p>
          </table:table-cell>
          <table:table-cell table:style-name="ACE-5" table:formula="of:=[.B7]*[.B7]*[.B7]" office:value-type="float" office:value="0">
            <text:p>0.00E00</text:p>
          </table:table-cell>
          <table:table-cell table:style-name="ACE-5" table:formula="of:=[.B7]*[.B7]*[.B7]*[.B7]" office:value-type="float" office:value="0">
            <text:p>0.00E00</text:p>
          </table:table-cell>
          <table:table-cell table:style-name="ACE-0" office:value-type="float" office:value="-14.42674657234662">
            <text:p>−14.42674657234662</text:p>
          </table:table-cell>
          <table:table-cell table:style-name="Gnumeric-default" office:value-type="float" office:value="-14.462806036111729">
            <text:p>−14.46280603611173</text:p>
          </table:table-cell>
          <table:table-cell table:style-name="ACE-0" office:value-type="float" office:value="-14.463063980838802">
            <text:p>−14.4630639808388</text:p>
          </table:table-cell>
          <table:table-cell table:number-columns-repeated="248" table:style-name="ACE-0"/>
        </table:table-row>
        <table:table-row table:style-name="AROW-0">
          <table:table-cell table:style-name="ACE-0"/>
          <table:table-cell table:style-name="ACE-0" office:value-type="float" office:value="-0.00050000000000000001">
            <text:p>−0.0005</text:p>
          </table:table-cell>
          <table:table-cell table:style-name="ACE-5" table:formula="of:=[.B8]*[.B8]" office:value-type="float" office:value="2.4999999999999999e-07">
            <text:p>2.50E−07</text:p>
          </table:table-cell>
          <table:table-cell table:style-name="ACE-5" table:formula="of:=[.B8]*[.B8]*[.B8]" office:value-type="float" office:value="-1.2500000000000001e-10">
            <text:p>−1.25E−10</text:p>
          </table:table-cell>
          <table:table-cell table:style-name="ACE-5" table:formula="of:=[.B8]*[.B8]*[.B8]*[.B8]" office:value-type="float" office:value="6.2500000000000011e-14">
            <text:p>6.25E−14</text:p>
          </table:table-cell>
          <table:table-cell table:style-name="ACE-0" office:value-type="float" office:value="-14.427634036448282">
            <text:p>−14.42763403644828</text:p>
          </table:table-cell>
          <table:table-cell table:style-name="Gnumeric-default" office:value-type="float" office:value="-14.463678586146235">
            <text:p>−14.463678586146235</text:p>
          </table:table-cell>
          <table:table-cell table:style-name="ACE-0" office:value-type="float" office:value="-14.463936314225093">
            <text:p>−14.4639363142251</text:p>
          </table:table-cell>
          <table:table-cell table:number-columns-repeated="248" table:style-name="ACE-0"/>
        </table:table-row>
        <table:table-row table:style-name="AROW-0">
          <table:table-cell table:style-name="ACE-0"/>
          <table:table-cell table:style-name="ACE-3" office:value-type="float" office:value="-0.001">
            <text:p>−0.0010</text:p>
          </table:table-cell>
          <table:table-cell table:style-name="ACE-5" table:formula="of:=[.B9]*[.B9]" office:value-type="float" office:value="9.9999999999999995e-07">
            <text:p>1.00E−06</text:p>
          </table:table-cell>
          <table:table-cell table:style-name="ACE-5" table:formula="of:=[.B9]*[.B9]*[.B9]" office:value-type="float" office:value="-1.0000000000000001e-09">
            <text:p>−1.00E−09</text:p>
          </table:table-cell>
          <table:table-cell table:style-name="ACE-5" table:formula="of:=[.B9]*[.B9]*[.B9]*[.B9]" office:value-type="float" office:value="1.0000000000000002e-12">
            <text:p>1.00E−12</text:p>
          </table:table-cell>
          <table:table-cell table:style-name="ACE-0" office:value-type="float" office:value="-14.428523182834038">
            <text:p>−14.42852318283404</text:p>
          </table:table-cell>
          <table:table-cell table:style-name="Gnumeric-default" office:value-type="float" office:value="-14.464552921985838">
            <text:p>−14.464552921985838</text:p>
          </table:table-cell>
          <table:table-cell table:style-name="ACE-0" office:value-type="float" office:value="-14.464810435757153">
            <text:p>−14.4648104357572</text:p>
          </table:table-cell>
          <table:table-cell table:number-columns-repeated="24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/>
          <table:table-cell table:style-name="ACE-2" office:value-type="string">
            <text:p>SCF:</text:p>
          </table:table-cell>
          <table:table-cell table:style-name="ACE-0"/>
          <table:table-cell table:style-name="ACE-6" office:value-type="string">
            <text:p>2nd</text:p>
          </table:table-cell>
          <table:table-cell table:style-name="ACE-6" office:value-type="string">
            <text:p>1st</text:p>
          </table:table-cell>
          <table:table-cell table:style-name="ACE-6" office:value-type="float" office:value="0">
            <text:p>0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ACE-0" table:number-matrix-columns-spanned="5" table:number-matrix-rows-spanned="5" table:formula="of:=LINEST([$'Sheet1'.F5:.F9];[$'Sheet1'.B5:.E9];TRUE();TRUE())" office:value-type="float" office:value="-23.985554283475111">
            <text:p>−23.985554283</text:p>
          </table:table-cell>
          <table:table-cell table:style-name="ACE-0" office:value-type="float" office:value="3.0344082802002958">
            <text:p>3.03440828</text:p>
          </table:table-cell>
          <table:table-cell table:style-name="ACE-0" office:value-type="float" office:value="-3.3599745995852954">
            <text:p>−3.359975</text:p>
          </table:table-cell>
          <table:table-cell table:style-name="ACE-0" office:value-type="float" office:value="1.7732474544249754">
            <text:p>1.773247454</text:p>
          </table:table-cell>
          <table:table-cell table:style-name="ACE-0" office:value-type="float" office:value="-14.42674657234662">
            <text:p>−14.42674657234662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ACE-0" office:value-type="string" office:string-value="#NUM!">
            <text:p>#NUM!</text:p>
          </table:table-cell>
          <table:table-cell table:style-name="ACE-0" office:value-type="float" office:value="0">
            <text:p>0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ACE-0" office:value-type="float" office:value="7.8610490832033574e-06">
            <text:p>7.8610491E−06</text:p>
          </table:table-cell>
          <table:table-cell table:style-name="ACE-0" office:value-type="float" office:value="3.4065212412218049e-39">
            <text:p>3.4065E−39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number-columns-repeated="250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/>
          <table:table-cell table:style-name="ACE-4" office:value-type="string">
            <text:p>CCSD</text:p>
          </table:table-cell>
          <table:table-cell table:style-name="Gnumeric-default"/>
          <table:table-cell table:style-name="ACE-6" office:value-type="string">
            <text:p>2nd</text:p>
          </table:table-cell>
          <table:table-cell table:style-name="ACE-6" office:value-type="string">
            <text:p>1st</text:p>
          </table:table-cell>
          <table:table-cell table:style-name="ACE-6" office:value-type="float" office:value="0">
            <text:p>0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Gnumeric-default" table:number-matrix-columns-spanned="5" table:number-matrix-rows-spanned="5" table:formula="of:=LINEST([$'Sheet1'.G5:.G9];[$'Sheet1'.B5:.E9];TRUE();TRUE())" office:value-type="float" office:value="-34.012496522943053">
            <text:p>−34.012496523</text:p>
          </table:table-cell>
          <table:table-cell table:style-name="Gnumeric-default" office:value-type="float" office:value="1.7295048356421223">
            <text:p>1.72950484</text:p>
          </table:table-cell>
          <table:table-cell table:style-name="Gnumeric-default" office:value-type="float" office:value="-3.56895641425344">
            <text:p>−3.568956</text:p>
          </table:table-cell>
          <table:table-cell table:style-name="Gnumeric-default" office:value-type="float" office:value="1.7433151541773977">
            <text:p>1.743315154</text:p>
          </table:table-cell>
          <table:table-cell table:style-name="Gnumeric-default" office:value-type="float" office:value="-14.462806036111729">
            <text:p>−14.46280603611173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Gnumeric-default" office:value-type="string" office:string-value="#NUM!">
            <text:p>#NUM!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number-columns-repeated="250" table:style-name="ACE-0"/>
        </table:table-row>
        <table:table-row table:style-name="AROW-0">
          <table:table-cell table:style-name="ACE-0"/>
          <table:table-cell table:style-name="Gnumeric-default" office:value-type="float" office:value="7.5978932765272826e-06">
            <text:p>7.5978933E−06</text:p>
          </table:table-cell>
          <table:table-cell table:style-name="Gnumeric-default" office:value-type="float" office:value="3.041794635045556e-38">
            <text:p>3.0418E−38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number-columns-repeated="250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/>
          <table:table-cell table:style-name="ACE-2" office:value-type="string">
            <text:p>CCSD(T)</text:p>
          </table:table-cell>
          <table:table-cell table:style-name="ACE-0"/>
          <table:table-cell table:style-name="ACE-6" office:value-type="string">
            <text:p>2nd</text:p>
          </table:table-cell>
          <table:table-cell table:style-name="ACE-6" office:value-type="string">
            <text:p>1st</text:p>
          </table:table-cell>
          <table:table-cell table:style-name="ACE-6" office:value-type="float" office:value="0">
            <text:p>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" table:number-matrix-columns-spanned="5" table:number-matrix-rows-spanned="5" table:formula="of:=LINEST([$'Sheet1'.H5:.H9];[$'Sheet1'.B5:.E9];TRUE();TRUE())" office:value-type="float" office:value="-34.048023659731058">
            <text:p>−34.04802366</text:p>
          </table:table-cell>
          <table:table-cell table:style-name="ACE-0" office:value-type="float" office:value="1.6932363659331409">
            <text:p>1.69323637</text:p>
          </table:table-cell>
          <table:table-cell table:style-name="ACE-0" office:value-type="float" office:value="-3.5736921016512233">
            <text:p>−3.573692</text:p>
          </table:table-cell>
          <table:table-cell table:style-name="ACE-0" office:value-type="float" office:value="1.7428794989647518">
            <text:p>1.742879499</text:p>
          </table:table-cell>
          <table:table-cell table:style-name="ACE-0" office:value-type="float" office:value="-14.463063980838802">
            <text:p>−14.463063980838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" office:value-type="string" office:string-value="#NUM!">
            <text:p>#NUM!</text:p>
          </table:table-cell>
          <table:table-cell table:style-name="ACE-0" office:value-type="float" office:value="0">
            <text:p>0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" office:value-type="float" office:value="7.5940960870910024e-06">
            <text:p>7.5940961E−06</text:p>
          </table:table-cell>
          <table:table-cell table:style-name="ACE-0" office:value-type="float" office:value="3.5596253459984367e-39">
            <text:p>3.5596E−39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style-name="ACE-0" office:value-type="string" office:string-value="#N/A">
            <text:p>#N/A</text:p>
          </table:table-cell>
          <table:table-cell table:number-columns-repeated="250" table:style-name="Gnumeric-default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17">
          <gnm:selection gnm:start-col="5" gnm:start-row="17" gnm:end-col="5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4" number:grouping="false" number:min-integer-digits="1"/>
    </number:number-style>
    <number:number-style style:name="ND-1">
      <number:scientific-number number:decimal-places="2" number:grouping="false" number:min-integer-digits="1" number:min-exponent-digits="2" gnm:forced-exponent-sign="false" gnm:engineering="false" gnm:literal-E="tru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26T12:30:16Z</dc:date>
    <meta:creation-date>2017-07-26T07:49:55Z</meta:creation-date>
    <meta:generator>gnumeric/1.12.18</meta:generator>
  </office:meta>
</office:document-meta>
</file>